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2cm" table:align="center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6.001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2cm" table:align="center"/>
    </style:style>
    <style:style style:name="Tableau3.A" style:family="table-column">
      <style:table-column-properties style:column-width="5.999cm"/>
    </style:style>
    <style:style style:name="Tableau3.B" style:family="table-column">
      <style:table-column-properties style:column-width="6.001cm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2.002cm" table:align="center"/>
    </style:style>
    <style:style style:name="Tableau4.A" style:family="table-column">
      <style:table-column-properties style:column-width="2.702cm"/>
    </style:style>
    <style:style style:name="Tableau4.B" style:family="table-column">
      <style:table-column-properties style:column-width="9.299cm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fo:padding="0.097cm" fo:border-left="0.5pt solid #000000" fo:border-right="none" fo:border-top="none" fo:border-bottom="0.5pt solid #000000"/>
    </style:style>
    <style:style style:name="Tableau4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2.002cm" table:align="center"/>
    </style:style>
    <style:style style:name="Tableau5.A" style:family="table-column">
      <style:table-column-properties style:column-width="1.588cm"/>
    </style:style>
    <style:style style:name="Tableau5.B" style:family="table-column">
      <style:table-column-properties style:column-width="5.207cm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fo:background-color="#dddddd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5" style:family="table-cell">
      <style:table-cell-properties fo:padding="0.097cm" fo:border-left="0.5pt solid #000000" fo:border-right="none" fo:border-top="none" fo:border-bottom="0.5pt solid #000000"/>
    </style:style>
    <style:style style:name="Tableau5.B5" style:family="table-cell">
      <style:table-cell-properties fo:padding="0.097cm" fo:border-left="0.5pt solid #000000" fo:border-right="none" fo:border-top="none" fo:border-bottom="0.5pt solid #000000"/>
    </style:style>
    <style:style style:name="Tableau5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P7" style:family="paragraph" style:parent-style-name="Text_20_body">
      <style:text-properties officeooo:rsid="005b8f63" officeooo:paragraph-rsid="005b8f63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rsid="005cd7bd" officeooo:paragraph-rsid="005cd7bd"/>
    </style:style>
    <style:style style:name="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5e75ea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Heading_20_2">
      <style:text-properties officeooo:paragraph-rsid="005e75ea"/>
    </style:style>
    <style:style style:name="P14" style:family="paragraph" style:parent-style-name="Heading_20_2">
      <style:text-properties officeooo:paragraph-rsid="006119e4"/>
    </style:style>
    <style:style style:name="P15" style:family="paragraph" style:parent-style-name="Heading_20_2">
      <style:text-properties officeooo:paragraph-rsid="00661d92"/>
    </style:style>
    <style:style style:name="P16" style:family="paragraph" style:parent-style-name="Preformatted_20_Text">
      <style:text-properties style:font-name="Consolas" fo:language="zxx" fo:country="none" officeooo:rsid="005b8f63" officeooo:paragraph-rsid="005e75ea" style:font-name-asian="NSimSun" style:language-asian="zxx" style:country-asian="none" style:font-name-complex="Liberation Mono" style:language-complex="zxx" style:country-complex="none"/>
    </style:style>
    <style:style style:name="P17" style:family="paragraph" style:parent-style-name="Preformatted_20_Text">
      <style:text-properties style:font-name="Consolas" fo:language="zxx" fo:country="none" officeooo:rsid="005b8f63" officeooo:paragraph-rsid="006119e4" style:font-name-asian="NSimSun" style:language-asian="zxx" style:country-asian="none" style:font-name-complex="Liberation Mono" style:language-complex="zxx" style:country-complex="none"/>
    </style:style>
    <style:style style:name="P18" style:family="paragraph" style:parent-style-name="Preformatted_20_Text">
      <style:text-properties style:font-name="Consolas" fo:language="zxx" fo:country="none" officeooo:rsid="005b8f63" officeooo:paragraph-rsid="005b8f63" style:font-name-asian="NSimSun" style:language-asian="zxx" style:country-asian="none" style:font-name-complex="Liberation Mono" style:language-complex="zxx" style:country-complex="none"/>
    </style:style>
    <style:style style:name="P19" style:family="paragraph" style:parent-style-name="Preformatted_20_Text">
      <style:text-properties style:font-name="Consolas" fo:language="zxx" fo:country="none" officeooo:rsid="005b8f63" officeooo:paragraph-rsid="00661d92" style:font-name-asian="NSimSun" style:language-asian="zxx" style:country-asian="none" style:font-name-complex="Liberation Mono" style:language-complex="zxx" style:country-complex="none"/>
    </style:style>
    <style:style style:name="P20" style:family="paragraph" style:parent-style-name="Preformatted_20_Text">
      <style:text-properties style:font-name="Consolas" fo:language="zxx" fo:country="none" officeooo:rsid="005b8f63" officeooo:paragraph-rsid="00661ea3" style:font-name-asian="NSimSun" style:language-asian="zxx" style:country-asian="none" style:font-name-complex="Liberation Mono" style:language-complex="zxx" style:country-complex="none"/>
    </style:style>
    <style:style style:name="P21" style:family="paragraph" style:parent-style-name="Preformatted_20_Text">
      <style:text-properties officeooo:paragraph-rsid="005e75ea"/>
    </style:style>
    <style:style style:name="P22" style:family="paragraph" style:parent-style-name="Preformatted_20_Text">
      <style:text-properties fo:language="zxx" fo:country="none" officeooo:paragraph-rsid="005e75ea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rsid="005b8f63" officeooo:paragraph-rsid="005e75ea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rsid="005b8f63" officeooo:paragraph-rsid="006119e4" style:language-asian="zxx" style:country-asian="none" style:language-complex="zxx" style:country-complex="none"/>
    </style:style>
    <style:style style:name="P25" style:family="paragraph" style:parent-style-name="Preformatted_20_Text">
      <style:text-properties fo:language="zxx" fo:country="none" officeooo:rsid="005b8f63" officeooo:paragraph-rsid="005b8f63" style:language-asian="zxx" style:country-asian="none" style:language-complex="zxx" style:country-complex="none"/>
    </style:style>
    <style:style style:name="P26" style:family="paragraph" style:parent-style-name="Preformatted_20_Text">
      <style:text-properties fo:language="zxx" fo:country="none" officeooo:rsid="005b8f63" officeooo:paragraph-rsid="00661d92" style:language-asian="zxx" style:country-asian="none" style:language-complex="zxx" style:country-complex="none"/>
    </style:style>
    <style:style style:name="P27" style:family="paragraph" style:parent-style-name="Preformatted_20_Text">
      <style:text-properties fo:language="zxx" fo:country="none" officeooo:rsid="005b8f63" officeooo:paragraph-rsid="00661ea3" style:language-asian="zxx" style:country-asian="none" style:language-complex="zxx" style:country-complex="none"/>
    </style:style>
    <style:style style:name="P28" style:family="paragraph" style:parent-style-name="Preformatted_20_Text">
      <style:text-properties fo:language="zxx" fo:country="none" officeooo:paragraph-rsid="006119e4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paragraph-rsid="005b8f63" style:language-asian="zxx" style:country-asian="none" style:language-complex="zxx" style:country-complex="none"/>
    </style:style>
    <style:style style:name="P31" style:family="paragraph" style:parent-style-name="Preformatted_20_Text">
      <style:text-properties fo:language="zxx" fo:country="none" officeooo:paragraph-rsid="00661d92" style:language-asian="zxx" style:country-asian="none" style:language-complex="zxx" style:country-complex="none"/>
    </style:style>
    <style:style style:name="P3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5e75ea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ize="10pt" officeooo:rsid="00055811" officeooo:paragraph-rsid="005e75ea" style:font-size-asian="10pt" style:font-size-complex="10pt"/>
    </style:style>
    <style:style style:name="P34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5e75ea"/>
    </style:style>
    <style:style style:name="P35" style:family="paragraph" style:parent-style-name="Table_20_Contents">
      <style:paragraph-properties fo:text-align="center" style:justify-single-word="false"/>
      <style:text-properties fo:font-size="18pt" officeooo:rsid="00055811" officeooo:paragraph-rsid="005e75ea"/>
    </style:style>
    <style:style style:name="P36" style:family="paragraph" style:parent-style-name="Table_20_Contents">
      <style:paragraph-properties fo:text-align="justify" style:justify-single-word="false"/>
      <style:text-properties fo:language="zxx" fo:country="none" officeooo:rsid="005cd7bd" officeooo:paragraph-rsid="005cd7bd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justify" style:justify-single-word="false"/>
      <style:text-properties fo:language="zxx" fo:country="none" officeooo:rsid="00602e7b" officeooo:paragraph-rsid="00602e7b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justify" style:justify-single-word="false"/>
      <style:text-properties fo:language="zxx" fo:country="none" officeooo:rsid="00626fef" officeooo:paragraph-rsid="00661d92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language="zxx" fo:country="none" officeooo:rsid="00626fef" officeooo:paragraph-rsid="00626fef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zxx" fo:country="none" officeooo:rsid="00663031" officeooo:paragraph-rsid="00663031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justify" style:justify-single-word="false"/>
      <style:text-properties officeooo:paragraph-rsid="00602e7b"/>
    </style:style>
    <style:style style:name="P42" style:family="paragraph" style:parent-style-name="Table_20_Contents">
      <style:paragraph-properties fo:text-align="justify" style:justify-single-word="false"/>
      <style:text-properties officeooo:paragraph-rsid="006119e4"/>
    </style:style>
    <style:style style:name="P43" style:family="paragraph" style:parent-style-name="Table_20_Contents">
      <style:paragraph-properties fo:text-align="justify" style:justify-single-word="false"/>
      <style:text-properties officeooo:paragraph-rsid="00661d92"/>
    </style:style>
    <style:style style:name="P44" style:family="paragraph" style:parent-style-name="Table_20_Contents">
      <style:paragraph-properties fo:text-align="center" style:justify-single-word="false"/>
      <style:text-properties officeooo:rsid="00602e7b" officeooo:paragraph-rsid="00602e7b"/>
    </style:style>
    <style:style style:name="P45" style:family="paragraph" style:parent-style-name="Table_20_Contents">
      <style:paragraph-properties fo:text-align="center" style:justify-single-word="false"/>
      <style:text-properties officeooo:rsid="00602e7b" officeooo:paragraph-rsid="006119e4"/>
    </style:style>
    <style:style style:name="P46" style:family="paragraph" style:parent-style-name="Table_20_Contents">
      <style:paragraph-properties fo:text-align="center" style:justify-single-word="false"/>
      <style:text-properties officeooo:rsid="00602e7b" officeooo:paragraph-rsid="00661d92"/>
    </style:style>
    <style:style style:name="P47" style:family="paragraph" style:parent-style-name="Table_20_Contents">
      <style:paragraph-properties fo:text-align="center" style:justify-single-word="false"/>
      <style:text-properties officeooo:rsid="00626fef" officeooo:paragraph-rsid="00626fef"/>
    </style:style>
    <style:style style:name="P48" style:family="paragraph" style:parent-style-name="Table_20_Contents">
      <style:paragraph-properties fo:text-align="center" style:justify-single-word="false"/>
      <style:text-properties officeooo:rsid="00661ea3" officeooo:paragraph-rsid="00661ea3"/>
    </style:style>
    <style:style style:name="P49" style:family="paragraph" style:parent-style-name="Text_20_body">
      <style:paragraph-properties fo:break-before="page"/>
      <style:text-properties officeooo:rsid="005b8f63" officeooo:paragraph-rsid="005e75ea"/>
    </style:style>
    <style:style style:name="P50" style:family="paragraph" style:parent-style-name="Text_20_body">
      <style:paragraph-properties fo:break-before="page"/>
      <style:text-properties officeooo:rsid="005b8f63" officeooo:paragraph-rsid="006119e4"/>
    </style:style>
    <style:style style:name="P51" style:family="paragraph" style:parent-style-name="Text_20_body">
      <style:paragraph-properties fo:break-before="page"/>
      <style:text-properties officeooo:rsid="005b8f63" officeooo:paragraph-rsid="00661d92"/>
    </style:style>
    <style:style style:name="P52" style:family="paragraph" style:parent-style-name="Text_20_body">
      <style:paragraph-properties fo:margin-top="0.4cm" fo:margin-bottom="0.101cm" style:contextual-spacing="false" fo:text-align="center" style:justify-single-word="false"/>
      <style:text-properties fo:font-size="14pt" fo:font-weight="bold" officeooo:rsid="005e75ea" officeooo:paragraph-rsid="005e75ea" style:font-size-asian="14pt" style:font-weight-asian="bold" style:font-size-complex="14pt" style:font-weight-complex="bold"/>
    </style:style>
    <style:style style:name="P53" style:family="paragraph" style:parent-style-name="Text_20_body" style:list-style-name="L1">
      <style:text-properties fo:font-size="11pt" officeooo:rsid="005b8f63" officeooo:paragraph-rsid="005b8f63" style:font-size-asian="11pt" style:font-size-complex="11pt"/>
    </style:style>
    <style:style style:name="P54" style:family="paragraph" style:parent-style-name="Text_20_body" style:list-style-name="L1">
      <style:text-properties fo:font-size="11pt" officeooo:rsid="005b8f63" officeooo:paragraph-rsid="005e75ea" style:font-size-asian="11pt" style:font-size-complex="11pt"/>
    </style:style>
    <style:style style:name="P55" style:family="paragraph" style:parent-style-name="Text_20_body" style:list-style-name="L1">
      <style:text-properties fo:font-size="11pt" officeooo:rsid="005b8f63" officeooo:paragraph-rsid="00602e7b" style:font-size-asian="11pt" style:font-size-complex="11pt"/>
    </style:style>
    <style:style style:name="P56" style:family="paragraph" style:parent-style-name="Text_20_body" style:list-style-name="L1">
      <style:text-properties fo:font-size="11pt" officeooo:rsid="005b8f63" officeooo:paragraph-rsid="006119e4" style:font-size-asian="11pt" style:font-size-complex="11pt"/>
    </style:style>
    <style:style style:name="P57" style:family="paragraph" style:parent-style-name="Text_20_body" style:list-style-name="L1">
      <style:text-properties fo:font-size="11pt" officeooo:rsid="005b8f63" officeooo:paragraph-rsid="00661d92" style:font-size-asian="11pt" style:font-size-complex="11pt"/>
    </style:style>
    <style:style style:name="P58" style:family="paragraph" style:parent-style-name="Text_20_body" style:list-style-name="L1">
      <style:text-properties fo:font-size="11pt" officeooo:rsid="005cd7bd" officeooo:paragraph-rsid="005cd7bd" style:font-size-asian="11pt" style:font-size-complex="11pt"/>
    </style:style>
    <style:style style:name="P59" style:family="paragraph" style:parent-style-name="Text_20_body" style:list-style-name="L1">
      <style:text-properties fo:font-size="11pt" officeooo:rsid="005cd7bd" officeooo:paragraph-rsid="00602e7b" style:font-size-asian="11pt" style:font-size-complex="11pt"/>
    </style:style>
    <style:style style:name="P60" style:family="paragraph" style:parent-style-name="Text_20_body" style:list-style-name="L1">
      <style:text-properties fo:font-size="11pt" officeooo:rsid="005cd7bd" officeooo:paragraph-rsid="006119e4" style:font-size-asian="11pt" style:font-size-complex="11pt"/>
    </style:style>
    <style:style style:name="P61" style:family="paragraph" style:parent-style-name="Text_20_body" style:list-style-name="L1">
      <style:text-properties fo:font-size="11pt" officeooo:rsid="005cd7bd" officeooo:paragraph-rsid="00661d92" style:font-size-asian="11pt" style:font-size-complex="11pt"/>
    </style:style>
    <style:style style:name="P62" style:family="paragraph" style:parent-style-name="Text_20_body" style:list-style-name="L1">
      <style:text-properties fo:font-size="11pt" officeooo:rsid="005cd7bd" officeooo:paragraph-rsid="00661ea3" style:font-size-asian="11pt" style:font-size-complex="11pt"/>
    </style:style>
    <style:style style:name="P63" style:family="paragraph" style:parent-style-name="Text_20_body">
      <style:paragraph-properties fo:padding="0.101cm" fo:border="0.74pt solid #000000"/>
      <style:text-properties fo:font-size="11pt" officeooo:rsid="00626fef" officeooo:paragraph-rsid="00626fef" style:font-size-asian="11pt" style:font-size-complex="11pt"/>
    </style:style>
    <style:style style:name="P64" style:family="paragraph" style:parent-style-name="Text_20_body" style:list-style-name="L1">
      <style:text-properties fo:font-size="11pt" officeooo:rsid="00661ea3" officeooo:paragraph-rsid="00661ea3" style:font-size-asian="11pt" style:font-size-complex="11pt"/>
    </style:style>
    <style:style style:name="P65" style:family="paragraph" style:parent-style-name="Text_20_body">
      <style:paragraph-properties fo:text-align="center" style:justify-single-word="false"/>
      <style:text-properties fo:language="zxx" fo:country="none" officeooo:rsid="005e75ea" officeooo:paragraph-rsid="005e75ea" style:language-asian="zxx" style:country-asian="none" style:language-complex="zxx" style:country-complex="none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T6" style:family="text">
      <style:text-properties fo:font-size="16pt" officeooo:rsid="0054b374"/>
    </style:style>
    <style:style style:name="T7" style:family="text">
      <style:text-properties fo:font-size="16pt" officeooo:rsid="004dfd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4b374" style:font-weight-asian="bold" style:font-weight-complex="bold"/>
    </style:style>
    <style:style style:name="T10" style:family="text">
      <style:text-properties fo:font-weight="bold" officeooo:rsid="00626fef" style:font-weight-asian="bold" style:font-weight-complex="bold"/>
    </style:style>
    <style:style style:name="T11" style:family="text">
      <style:text-properties officeooo:rsid="0054b374"/>
    </style:style>
    <style:style style:name="T12" style:family="text">
      <style:text-properties officeooo:rsid="00584b94"/>
    </style:style>
    <style:style style:name="T13" style:family="text">
      <style:text-properties officeooo:rsid="00055811"/>
    </style:style>
    <style:style style:name="T14" style:family="text">
      <style:text-properties officeooo:rsid="005b8f63"/>
    </style:style>
    <style:style style:name="T15" style:family="text">
      <style:text-properties style:font-name="Consolas1" style:font-name-asian="Consolas1" style:font-name-complex="Consolas1"/>
    </style:style>
    <style:style style:name="T16" style:family="text">
      <style:text-properties style:font-name="Consolas" style:font-name-asian="NSimSun" style:font-name-complex="Liberation Mono"/>
    </style:style>
    <style:style style:name="T17" style:family="text">
      <style:text-properties style:font-name="Consolas" fo:language="fr" fo:country="FR" officeooo:rsid="00661ea3" style:font-name-asian="NSimSun" style:font-name-complex="Liberation Mono"/>
    </style:style>
    <style:style style:name="T18" style:family="text">
      <style:text-properties officeooo:rsid="005e75ea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officeooo:rsid="00602e7b"/>
    </style:style>
    <style:style style:name="T22" style:family="text">
      <style:text-properties officeooo:rsid="006119e4"/>
    </style:style>
    <style:style style:name="T23" style:family="text">
      <style:text-properties officeooo:rsid="00626fef"/>
    </style:style>
    <style:style style:name="T24" style:family="text">
      <style:text-properties officeooo:rsid="0062b98e"/>
    </style:style>
    <style:style style:name="T25" style:family="text">
      <style:text-properties officeooo:rsid="00661d92"/>
    </style:style>
    <style:style style:name="T26" style:family="text">
      <style:text-properties fo:language="fr" fo:country="FR" officeooo:rsid="00661d92"/>
    </style:style>
    <style:style style:name="T27" style:family="text">
      <style:text-properties fo:language="fr" fo:country="FR" officeooo:rsid="00661ea3"/>
    </style:style>
    <style:style style:name="T28" style:family="text">
      <style:text-properties officeooo:rsid="00661e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it l'algorithme suivant :</text:p>
      <text:p text:style-name="P29">Algorithme Inconnu</text:p>
      <text:p text:style-name="P29">Début</text:p>
      <text:p text:style-name="P29"><text:s text:c="2"/>// Séquence 1</text:p>
      <text:p text:style-name="P29"><text:s text:c="2"/>Répéter</text:p>
      <text:p text:style-name="P29"><text:s text:c="4"/><text:span text:style-name="T14">Écrire("Donner un mot ? ") ; Lire(mot)</text:span></text:p>
      <text:p text:style-name="P29"><text:s text:c="2"/>Jusqu'à <text:span text:style-name="T14">Long(mot) &gt; 3</text:span> </text:p>
      <text:p text:style-name="P29"><text:s text:c="2"/>// <text:span text:style-name="T14">Séquence 2</text:span></text:p>
      <text:p text:style-name="P25"><text:s text:c="2"/>cars ← ""</text:p>
      <text:p text:style-name="P25"><text:s text:c="2"/>Pour i de 65 à 90 Faire</text:p>
      <text:p text:style-name="P25"><text:s text:c="4"/>car ← chr(i)</text:p>
      <text:p text:style-name="P25"><text:s text:c="4"/>Si (Pos(car, mot) <text:span text:style-name="T15">≠</text:span><text:span text:style-name="T16"> -1) et (Pos(car, cars)) = -1 Alors </text:span></text:p>
      <text:p text:style-name="P18"><text:s text:c="6"/>cars ← cars + car </text:p>
      <text:p text:style-name="P18"><text:s text:c="4"/>Fin Si</text:p>
      <text:p text:style-name="P18"><text:s text:c="2"/>Fin Pour</text:p>
      <text:p text:style-name="P18"><text:s text:c="2"/>// Séquence 3</text:p>
      <text:p text:style-name="P18"><text:s text:c="2"/>Écrire(cars)</text:p>
      <text:p text:style-name="P30">Fin</text:p>
      <text:h text:style-name="Heading_20_2" text:outline-level="2">Travail demandé</text:h>
      <text:list text:style-name="L1">
        <text:list-item>
          <text:p text:style-name="P53">Créer un dossier portant votre nom sur le bureau.</text:p>
        </text:list-item>
        <text:list-item>
          <text:p text:style-name="P53">Traduire l'algorithme en Python et l'enregistrer sous le nom "<text:span text:style-name="T8">prog1.</text:span><text:span text:style-name="T20">py</text:span>", dans votre dossier.</text:p>
        </text:list-item>
        <text:list-item>
          <text:p text:style-name="P53">Tester le programme avec les mots suivants tout en indiquant le résultat affiché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mot</text:p>
          </table:table-cell>
          <table:table-cell table:style-name="Tableau1.B1" office:value-type="string">
            <text:p text:style-name="P9">cars</text:p>
          </table:table-cell>
        </table:table-row>
        <table:table-row>
          <table:table-cell table:style-name="Tableau1.A2" office:value-type="string">
            <text:p text:style-name="P36">NOVAE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6">TROU NOIR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6">KABAB BAB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6">DABDOUB</text:p>
          </table:table-cell>
          <table:table-cell table:style-name="Tableau1.B2" office:value-type="string">
            <text:p text:style-name="P8"/>
          </table:table-cell>
        </table:table-row>
      </table:table>
      <text:list xml:id="list170349611948339" text:continue-numbering="true" text:style-name="L1">
        <text:list-header>
          <text:p text:style-name="P58">En déduire le rôle de l'algorithme.</text:p>
        </text:list-header>
        <text:list-item>
          <text:p text:style-name="P58">Transformer les séquences 1 et <text:span text:style-name="T21">2</text:span> en sous-programmes dans un nouveau fichier nommé "<text:span text:style-name="T8">prog2.py</text:span>".</text:p>
        </text:list-item>
        <text:list-item>
          <text:p text:style-name="P58">Améliorer le programme :</text:p>
          <text:list>
            <text:list-item>
              <text:p text:style-name="P58">Saisir deux mots mot1 et mot2, <text:span text:style-name="T18">composés de plus de 3 caractères.</text:span></text:p>
            </text:list-item>
            <text:list-item>
              <text:p text:style-name="P58">Déterminer puis afficher s'ils sont formés des mêmes lettres alphabétiques.</text:p>
            </text:list-item>
          </text:list>
        </text:list-item>
        <text:list-item>
          <text:p text:style-name="P58">Améliorer le programme pour inclure les lettres majuscules et minuscules.</text:p>
        </text:list-item>
      </text:list>
      <text:p text:style-name="P52">Codes ASCII</text:p>
      <text:p text:style-name="P65"><text:span text:style-name="T19">chr(65) → "A", chr(66) → "B", …, chr(90) → "Z", …, chr(97) → "a", chr(98) → "b", …, chr(122) → "z"</text:span></text:p>
      <text:p text:style-name="P65"><text:span text:style-name="T19"/></text:p>
      <text:p text:style-name="P49">Soit l'algorithme suivant :</text:p>
      <text:p text:style-name="P22">Algorithme Inconnu</text:p>
      <text:p text:style-name="P22">Début</text:p>
      <text:p text:style-name="P22"><text:s text:c="2"/>// Séquence 1</text:p>
      <text:p text:style-name="P22"><text:s text:c="2"/>Répéter</text:p>
      <text:p text:style-name="P22"><text:s text:c="4"/><text:span text:style-name="T14">Écrire("</text:span><text:span text:style-name="T18">N [10, 10000]</text:span><text:span text:style-name="T14"> ? ") ; Lire(</text:span><text:span text:style-name="T18">n</text:span><text:span text:style-name="T14">)</text:span></text:p>
      <text:p text:style-name="P22"><text:s text:c="2"/>Jusqu'à <text:span text:style-name="T18">10 ≤ n ≤ 10000</text:span></text:p>
      <text:p text:style-name="P22"><text:s text:c="2"/>// <text:span text:style-name="T14">Séquence 2</text:span></text:p>
      <text:p text:style-name="P22"><text:s text:c="2"/><text:span text:style-name="T18">n1 ← n</text:span></text:p>
      <text:p text:style-name="P23"><text:s text:c="2"/><text:span text:style-name="T18">f ← 2</text:span></text:p>
      <text:p text:style-name="P23"><text:s text:c="2"/><text:span text:style-name="T18">nf ← 0</text:span></text:p>
      <text:p text:style-name="P23"><text:s text:c="2"/><text:span text:style-name="T18">TantQue n1 ≥ f Faire</text:span></text:p>
      <text:p text:style-name="P23"><text:s text:c="4"/><text:span text:style-name="T18">Si n1 mod f = 0 Alors</text:span></text:p>
      <text:p text:style-name="P23"><text:s text:c="6"/><text:span text:style-name="T18">t[nf] ← f</text:span></text:p>
      <text:p text:style-name="P23"><text:s text:c="6"/><text:span text:style-name="T18">nf ← nf + 1</text:span></text:p>
      <text:p text:style-name="P23"><text:s text:c="6"/><text:span text:style-name="T18">TantQue n1 mod f = 0 Faire</text:span></text:p>
      <text:p text:style-name="P23"><text:s text:c="8"/><text:span text:style-name="T18">n1 ← n1 div f</text:span></text:p>
      <text:p text:style-name="P23"><text:s text:c="6"/><text:span text:style-name="T18">Fin TantQue</text:span></text:p>
      <text:p text:style-name="P23"><text:s text:c="4"/><text:span text:style-name="T18">Sinon</text:span></text:p>
      <text:p text:style-name="P23"><text:s text:c="6"/><text:span text:style-name="T18">f ← f + 1</text:span></text:p>
      <text:p text:style-name="P23"><text:s text:c="4"/><text:span text:style-name="T18">Fin Si</text:span></text:p>
      <text:p text:style-name="P23"><text:s text:c="2"/><text:span text:style-name="T18">Fin TantQue</text:span></text:p>
      <text:p text:style-name="P16"><text:s text:c="2"/>// Séquence 3</text:p>
      <text:p text:style-name="P16"><text:s text:c="2"/><text:span text:style-name="T18">Pour i de 0 à nf – 1 Faire</text:span></text:p>
      <text:p text:style-name="P16"><text:s text:c="4"/>Écrire(<text:span text:style-name="T18">t[i]</text:span>)</text:p>
      <text:p text:style-name="P16"><text:s text:c="2"/><text:span text:style-name="T18">Fin Pour</text:span></text:p>
      <text:p text:style-name="P21">Fin</text:p>
      <text:h text:style-name="P13" text:outline-level="2">Travail demandé</text:h>
      <text:list text:continue-numbering="true" text:style-name="L1">
        <text:list-item text:start-value="1">
          <text:p text:style-name="P54">Créer un dossier portant votre nom sur le bureau.</text:p>
        </text:list-item>
        <text:list-item>
          <text:p text:style-name="P54">Traduire l'algorithme en Python et l'enregistrer sous le nom "<text:span text:style-name="T8">prog1.</text:span><text:span text:style-name="T20">py</text:span>", dans votre dossier.</text:p>
        </text:list-item>
        <text:list-item>
          <text:p text:style-name="P55">Tester le programme avec le<text:span text:style-name="T21">s</text:span> <text:span text:style-name="T21">nombres</text:span> suivants tout en indiquant le résultat affiché 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4">n</text:p>
          </table:table-cell>
          <table:table-cell table:style-name="Tableau3.B1" office:value-type="string">
            <text:p text:style-name="P44">t</text:p>
          </table:table-cell>
        </table:table-row>
        <table:table-row>
          <table:table-cell table:style-name="Tableau3.A2" office:value-type="string">
            <text:p text:style-name="P37">38</text:p>
          </table:table-cell>
          <table:table-cell table:style-name="Tableau3.B2" office:value-type="string">
            <text:p text:style-name="P41"/>
          </table:table-cell>
        </table:table-row>
        <table:table-row>
          <table:table-cell table:style-name="Tableau3.A2" office:value-type="string">
            <text:p text:style-name="P37">105</text:p>
          </table:table-cell>
          <table:table-cell table:style-name="Tableau3.B2" office:value-type="string">
            <text:p text:style-name="P41"/>
          </table:table-cell>
        </table:table-row>
        <table:table-row>
          <table:table-cell table:style-name="Tableau3.A2" office:value-type="string">
            <text:p text:style-name="P37">40</text:p>
          </table:table-cell>
          <table:table-cell table:style-name="Tableau3.B2" office:value-type="string">
            <text:p text:style-name="P41"/>
          </table:table-cell>
        </table:table-row>
        <table:table-row>
          <table:table-cell table:style-name="Tableau3.A2" office:value-type="string">
            <text:p text:style-name="P37">360</text:p>
          </table:table-cell>
          <table:table-cell table:style-name="Tableau3.B2" office:value-type="string">
            <text:p text:style-name="P41"/>
          </table:table-cell>
        </table:table-row>
      </table:table>
      <text:list xml:id="list170348160919371" text:continue-numbering="true" text:style-name="L1">
        <text:list-header>
          <text:p text:style-name="P59">En déduire le rôle de l'algorithme.</text:p>
        </text:list-header>
        <text:list-item>
          <text:p text:style-name="P59">Transformer les séquences 1, <text:span text:style-name="T21">2</text:span> et <text:span text:style-name="T21">3</text:span> en sous-programmes dans un nouveau fichier nommé "<text:span text:style-name="T8">prog2.</text:span><text:span text:style-name="T20">py</text:span>".</text:p>
        </text:list-item>
        <text:list-item>
          <text:p text:style-name="P59">Améliorer le programme :</text:p>
          <text:list>
            <text:list-item>
              <text:p text:style-name="P59">Saisir deux <text:span text:style-name="T21">nombres</text:span> <text:span text:style-name="T21">n</text:span>1 et <text:span text:style-name="T21">n</text:span>2, <text:span text:style-name="T18">comp</text:span><text:span text:style-name="T21">ris dans l'intervalle [10, 10000]</text:span><text:span text:style-name="T18">.</text:span></text:p>
            </text:list-item>
            <text:list-item>
              <text:p text:style-name="P59">Déterminer puis afficher s'ils sont formés <text:span text:style-name="T21">par l</text:span>es mêmes <text:span text:style-name="T22">diviseurs</text:span><text:span text:style-name="T21"> premiers</text:span>.</text:p>
            </text:list-item>
          </text:list>
        </text:list-item>
      </text:list>
      <text:p text:style-name="P63">Les diviseurs premiers de 8712 sont 2, 3, 11</text:p>
      <text:p text:style-name="P63">Les diviseurs premiers de <text:span text:style-name="T24">132</text:span> sont <text:span text:style-name="T24">2</text:span>, <text:span text:style-name="T24">3, 11</text:span></text:p>
      <text:p text:style-name="P50">Soit l'algorithme suivant :</text:p>
      <text:p text:style-name="P28">Algorithme Inconnu</text:p>
      <text:p text:style-name="P28">Début</text:p>
      <text:p text:style-name="P28"><text:s text:c="2"/>// Séquence 1</text:p>
      <text:p text:style-name="P28"><text:s text:c="2"/>Répéter</text:p>
      <text:p text:style-name="P28"><text:s text:c="4"/><text:span text:style-name="T14">Écrire("</text:span><text:span text:style-name="T22">Nombre</text:span><text:span text:style-name="T18"> &gt;</text:span><text:span text:style-name="T22">= 100</text:span><text:span text:style-name="T14"> ? ") ; Lire(</text:span><text:span text:style-name="T18">n</text:span><text:span text:style-name="T14">)</text:span></text:p>
      <text:p text:style-name="P28"><text:s text:c="2"/>Jusqu'à <text:span text:style-name="T18">10 ≤ n ≤ 10000</text:span></text:p>
      <text:p text:style-name="P28"><text:s text:c="2"/>// <text:span text:style-name="T14">Séquence 2</text:span></text:p>
      <text:p text:style-name="P28"><text:s text:c="2"/><text:span text:style-name="T18">n1 ← n</text:span></text:p>
      <text:p text:style-name="P24"><text:s text:c="2"/><text:span text:style-name="T22">o ← Long(ConvCh(n))</text:span></text:p>
      <text:p text:style-name="P24"><text:s text:c="2"/><text:span text:style-name="T22">s</text:span><text:span text:style-name="T18"> ← 0</text:span></text:p>
      <text:p text:style-name="P24"><text:s text:c="2"/><text:span text:style-name="T18">TantQue n1 &gt; </text:span><text:span text:style-name="T22">0</text:span><text:span text:style-name="T18"> Faire</text:span></text:p>
      <text:p text:style-name="P24"><text:s text:c="4"/><text:span text:style-name="T22">digit ← n1 mod 10</text:span></text:p>
      <text:p text:style-name="P24"><text:s text:c="4"/><text:span text:style-name="T22">n1 ← n1 div 10</text:span></text:p>
      <text:p text:style-name="P24"><text:s text:c="4"/><text:span text:style-name="T22">s ← s + digit ** o</text:span></text:p>
      <text:p text:style-name="P24"><text:s text:c="2"/><text:span text:style-name="T18">Fin TantQue</text:span></text:p>
      <text:p text:style-name="P17"><text:s text:c="2"/>// Séquence 3</text:p>
      <text:p text:style-name="P17"><text:s text:c="2"/><text:span text:style-name="T22">Si n = s Alors</text:span></text:p>
      <text:p text:style-name="P17"><text:s text:c="4"/><text:span text:style-name="T22">Écrire(n, "est un nombre Armstrong.")</text:span></text:p>
      <text:p text:style-name="P17"><text:s text:c="2"/><text:span text:style-name="T22">Sinon</text:span></text:p>
      <text:p text:style-name="P17"><text:s text:c="4"/><text:span text:style-name="T22">Écrire(n, "n'est pas un nombre Armstrong.")</text:span></text:p>
      <text:p text:style-name="P17"><text:s text:c="2"/><text:span text:style-name="T22">Fin Si</text:span></text:p>
      <text:p text:style-name="P28">Fin</text:p>
      <text:h text:style-name="P14" text:outline-level="2">Travail demandé</text:h>
      <text:list text:continue-numbering="true" text:style-name="L1">
        <text:list-item text:start-value="1">
          <text:p text:style-name="P56">Créer un dossier portant votre nom sur le bureau.</text:p>
        </text:list-item>
        <text:list-item>
          <text:p text:style-name="P56">Traduire l'algorithme en Python et l'enregistrer sous le nom "<text:span text:style-name="T8">prog1.</text:span><text:span text:style-name="T20">py</text:span>", dans votre dossier.</text:p>
        </text:list-item>
        <text:list-item>
          <text:p text:style-name="P56">Tester le programme avec le<text:span text:style-name="T21">s</text:span> <text:span text:style-name="T21">nombres</text:span> suivants tout en indiquant le résultat affiché 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5">n</text:p>
          </table:table-cell>
          <table:table-cell table:style-name="Tableau4.B1" office:value-type="string">
            <text:p text:style-name="P47">résultat</text:p>
          </table:table-cell>
        </table:table-row>
        <table:table-row>
          <table:table-cell table:style-name="Tableau4.A2" office:value-type="string">
            <text:p text:style-name="P39">153</text:p>
          </table:table-cell>
          <table:table-cell table:style-name="Tableau4.B2" office:value-type="string">
            <text:p text:style-name="P42"/>
          </table:table-cell>
        </table:table-row>
        <table:table-row>
          <table:table-cell table:style-name="Tableau4.A2" office:value-type="string">
            <text:p text:style-name="P39">1634</text:p>
          </table:table-cell>
          <table:table-cell table:style-name="Tableau4.B3" office:value-type="string">
            <text:p text:style-name="P42"/>
          </table:table-cell>
        </table:table-row>
        <table:table-row>
          <table:table-cell table:style-name="Tableau4.A2" office:value-type="string">
            <text:p text:style-name="P39">8208</text:p>
          </table:table-cell>
          <table:table-cell table:style-name="Tableau4.B4" office:value-type="string">
            <text:p text:style-name="P42"/>
          </table:table-cell>
        </table:table-row>
        <table:table-row>
          <table:table-cell table:style-name="Tableau4.A2" office:value-type="string">
            <text:p text:style-name="P39">93084</text:p>
          </table:table-cell>
          <table:table-cell table:style-name="Tableau4.B5" office:value-type="string">
            <text:p text:style-name="P42"/>
          </table:table-cell>
        </table:table-row>
      </table:table>
      <text:list xml:id="list170349614586495" text:continue-numbering="true" text:style-name="L1">
        <text:list-header>
          <text:p text:style-name="P60">En déduire le rôle de l'algorithme.</text:p>
        </text:list-header>
        <text:list-item>
          <text:p text:style-name="P60">Transformer les séquences 1, <text:span text:style-name="T21">2</text:span> et <text:span text:style-name="T21">3</text:span> en sous-programmes dans un nouveau fichier nommé "<text:span text:style-name="T8">prog2.</text:span><text:span text:style-name="T20">py</text:span>".</text:p>
        </text:list-item>
        <text:list-item>
          <text:p text:style-name="P60">Améliorer le programme :</text:p>
          <text:list>
            <text:list-item>
              <text:p text:style-name="P60">Saisir deux <text:span text:style-name="T21">nombres</text:span> <text:span text:style-name="T23">a</text:span> et <text:span text:style-name="T23">b</text:span>, <text:span text:style-name="T23">tel que b ≥ a ≥ 10</text:span><text:span text:style-name="T18">.</text:span></text:p>
            </text:list-item>
            <text:list-item>
              <text:p text:style-name="P60">Déterminer puis afficher <text:span text:style-name="T23">tous les nombres "</text:span><text:span text:style-name="T10">Armstrong</text:span><text:span text:style-name="T23">" dans l'intervalle [a, b]</text:span>.</text:p>
            </text:list-item>
          </text:list>
        </text:list-item>
      </text:list>
      <text:p text:style-name="P63">548834 est un nombre <text:span text:style-name="T20">Armstrong</text:span> car 5⁶ + 4⁶ + 8⁶ + 8⁶ + 3⁶ + 4⁶ = 548834</text:p>
      <text:p text:style-name="P63">54748 est un nombre <text:span text:style-name="T20">Armstrong</text:span> car 5⁵ + 4⁵ + 7⁵ <text:s/>+ 4⁵ + 8⁵ = 54748</text:p>
      <text:p text:style-name="P63">1634 est un nombre <text:span text:style-name="T20">Armstrong</text:span> car 1⁴ + 6⁴ + 3⁴ + 4⁴ = 1634</text:p>
      <text:p text:style-name="P63">407 est un nombre <text:span text:style-name="T20">Armstrong</text:span> car 4³ + 0³ + 7³ = 407</text:p>
      <text:p text:style-name="P51">Soit l'algorithme suivant :</text:p>
      <text:p text:style-name="P31">Algorithme Inconnu</text:p>
      <text:p text:style-name="P31">Début</text:p>
      <text:p text:style-name="P31"><text:s text:c="2"/>// Séquence 1</text:p>
      <text:p text:style-name="P31"><text:s text:c="2"/>Répéter</text:p>
      <text:p text:style-name="P31"><text:s text:c="4"/><text:span text:style-name="T14">Écrire("</text:span><text:span text:style-name="T22">Nombre </text:span><text:span text:style-name="T25">pair</text:span><text:span text:style-name="T18"> </text:span><text:span text:style-name="T25">[2, 20]</text:span><text:span text:style-name="T14"> ? ") ; Lire(</text:span><text:span text:style-name="T18">n</text:span><text:span text:style-name="T14">)</text:span></text:p>
      <text:p text:style-name="P31"><text:s text:c="2"/>Jusqu'à <text:span text:style-name="T25">(2</text:span><text:span text:style-name="T18"> ≤ n ≤ </text:span><text:span text:style-name="T25">20) et (n mod 2 = 0)</text:span></text:p>
      <text:p text:style-name="P31"><text:s text:c="2"/>// <text:span text:style-name="T14">Séquence 2</text:span></text:p>
      <text:p text:style-name="P26"><text:s text:c="2"/><text:span text:style-name="T25">Pour i de 0 à n-1 Faire</text:span></text:p>
      <text:p text:style-name="P26"><text:s text:c="4"/><text:span text:style-name="T25">t[i] </text:span><text:span text:style-name="T26">← aléa(1, 30)</text:span><text:span text:style-name="T25"> </text:span></text:p>
      <text:p text:style-name="P26"><text:s text:c="2"/><text:span text:style-name="T25">Fin Pour</text:span></text:p>
      <text:p text:style-name="P19"><text:s text:c="2"/>// Séquence 3</text:p>
      <text:p text:style-name="P19"><text:s text:c="2"/><text:span text:style-name="T28">Ecrire("t : ")</text:span></text:p>
      <text:p text:style-name="P19"><text:s text:c="2"/><text:span text:style-name="T25">Pour i de 0 à n-1 Faire</text:span></text:p>
      <text:p text:style-name="P27"><text:s text:c="4"/><text:span text:style-name="T17">Écrire</text:span><text:span text:style-name="T25">(t[i], </text:span><text:span text:style-name="T28">", "</text:span><text:span text:style-name="T26">)</text:span></text:p>
      <text:p text:style-name="P19"><text:s text:c="2"/><text:span text:style-name="T25">Fin Pour</text:span></text:p>
      <text:p text:style-name="P20"><text:s text:c="2"/>// Séquence <text:span text:style-name="T28">4</text:span></text:p>
      <text:p text:style-name="P19"><text:s text:c="2"/><text:span text:style-name="T25">n1 </text:span><text:span text:style-name="T26">← 0</text:span></text:p>
      <text:p text:style-name="P19"><text:span text:style-name="T26"><text:s text:c="2"/>Pour i de 0 à n – 2 Faire</text:span></text:p>
      <text:p text:style-name="P19"><text:span text:style-name="T26"><text:s text:c="4"/>Si t[i] &gt; t[n-1] Alors </text:span></text:p>
      <text:p text:style-name="P19"><text:span text:style-name="T26"><text:s text:c="6"/>t1[n1] ← t[i]</text:span></text:p>
      <text:p text:style-name="P19"><text:span text:style-name="T26"><text:s text:c="6"/>n1 ← n1 + 1</text:span></text:p>
      <text:p text:style-name="P19"><text:span text:style-name="T26"><text:s text:c="4"/>Fin Si</text:span></text:p>
      <text:p text:style-name="P19"><text:span text:style-name="T26"><text:s text:c="2"/>Fin Pour</text:span></text:p>
      <text:p text:style-name="P20"><text:span text:style-name="T26"><text:s text:c="2"/></text:span><text:span text:style-name="T27">Écrire("t : ")</text:span></text:p>
      <text:p text:style-name="P19"><text:s text:c="2"/>// Séquence <text:span text:style-name="T25">5</text:span></text:p>
      <text:p text:style-name="P19"><text:s text:c="2"/><text:span text:style-name="T25">Pour i de 0 à n1-1 Faire</text:span></text:p>
      <text:p text:style-name="P27"><text:s text:c="4"/><text:span text:style-name="T25">Ecrire(t1[i], </text:span><text:span text:style-name="T28">", "</text:span><text:span text:style-name="T26">)</text:span></text:p>
      <text:p text:style-name="P19"><text:s text:c="2"/><text:span text:style-name="T25">Fin Pour</text:span></text:p>
      <text:p text:style-name="P31">Fin</text:p>
      <text:h text:style-name="P15" text:outline-level="2">Travail demandé</text:h>
      <text:list text:continue-numbering="true" text:style-name="L1">
        <text:list-item text:start-value="1">
          <text:p text:style-name="P57">Créer un dossier portant votre nom sur le bureau.</text:p>
        </text:list-item>
        <text:list-item>
          <text:p text:style-name="P57">Traduire l'algorithme en Python et l'enregistrer sous le nom "<text:span text:style-name="T8">prog1.</text:span><text:span text:style-name="T20">py</text:span>", dans votre dossier.</text:p>
        </text:list-item>
        <text:list-item>
          <text:p text:style-name="P57">Tester le programme avec le<text:span text:style-name="T21">s</text:span> <text:span text:style-name="T21">nombres</text:span> suivants tout en indiquant le résultat affiché :</text:p>
        </text:list-item>
      </text:list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P46">n</text:p>
          </table:table-cell>
          <table:table-cell table:style-name="Tableau5.A1" office:value-type="string">
            <text:p text:style-name="P48">t</text:p>
          </table:table-cell>
          <table:table-cell table:style-name="Tableau5.C1" office:value-type="string">
            <text:p text:style-name="P48">t1</text:p>
          </table:table-cell>
        </table:table-row>
        <table:table-row>
          <table:table-cell table:style-name="Tableau5.A2" office:value-type="string">
            <text:p text:style-name="P40">2</text:p>
          </table:table-cell>
          <table:table-cell table:style-name="Tableau5.B2" office:value-type="string">
            <text:p text:style-name="P38"/>
          </table:table-cell>
          <table:table-cell table:style-name="Tableau5.C2" office:value-type="string">
            <text:p text:style-name="P43"/>
          </table:table-cell>
        </table:table-row>
        <table:table-row>
          <table:table-cell table:style-name="Tableau5.A2" office:value-type="string">
            <text:p text:style-name="P40">4</text:p>
          </table:table-cell>
          <table:table-cell table:style-name="Tableau5.B3" office:value-type="string">
            <text:p text:style-name="P38"/>
          </table:table-cell>
          <table:table-cell table:style-name="Tableau5.C3" office:value-type="string">
            <text:p text:style-name="P43"/>
          </table:table-cell>
        </table:table-row>
        <table:table-row>
          <table:table-cell table:style-name="Tableau5.A2" office:value-type="string">
            <text:p text:style-name="P40">6</text:p>
          </table:table-cell>
          <table:table-cell table:style-name="Tableau5.B4" office:value-type="string">
            <text:p text:style-name="P38"/>
          </table:table-cell>
          <table:table-cell table:style-name="Tableau5.C4" office:value-type="string">
            <text:p text:style-name="P43"/>
          </table:table-cell>
        </table:table-row>
        <table:table-row>
          <table:table-cell table:style-name="Tableau5.A5" office:value-type="string">
            <text:p text:style-name="P40">8</text:p>
          </table:table-cell>
          <table:table-cell table:style-name="Tableau5.B5" office:value-type="string">
            <text:p text:style-name="P38"/>
          </table:table-cell>
          <table:table-cell table:style-name="Tableau5.C5" office:value-type="string">
            <text:p text:style-name="P43"/>
          </table:table-cell>
        </table:table-row>
      </table:table>
      <text:list text:continue-numbering="true" text:style-name="L1">
        <text:list-header>
          <text:p text:style-name="P61">En déduire le rôle de l'algorithme.</text:p>
        </text:list-header>
        <text:list-item>
          <text:p text:style-name="P62">Transformer les séquences 1, <text:span text:style-name="T21">2, </text:span><text:span text:style-name="T28">3 et 4</text:span> en sous-programmes dans un nouveau fichier nommé "<text:span text:style-name="T8">prog2.</text:span><text:span text:style-name="T20">py</text:span>".</text:p>
        </text:list-item>
        <text:list-item>
          <text:p text:style-name="P62"><text:span text:style-name="T28">Récrire le programme en utilisant les sous-programmes</text:span>.</text:p>
        </text:list-item>
        <text:list-item>
          <text:p text:style-name="P64">Calculer et afficher la moyenne des éléments du tableau t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Gras" style:font-family-generic="roman" style:font-pitch="variable" fo:font-size="11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  <style:text-properties fo:font-size="11pt" fo:font-weight="normal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 fo:text-align="center" style:justify-single-word="false"/>
      <style:text-properties style:font-name="Cambria" fo:font-family="Cambria" style:font-style-name="Gra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Bodoni MT" fo:font-family="'Bodoni MT'" style:font-style-name="Gra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style:contextual-spacing="false" fo:background-color="#dddddd" fo:padding="0.199cm" fo:border="0.51pt solid #000000"/>
      <style:text-properties style:font-name="Consolas" fo:font-family="Consolas" style:font-style-name="Gras" style:font-family-generic="modern" style:font-pitch="fixed" fo:font-size="9pt" fo:font-weight="normal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2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2.C1" style:family="table-cell">
      <style:table-cell-properties style:vertical-align="middle" fo:padding="0.097cm" fo:border="0.7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5e75ea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5e75ea"/>
    </style:style>
    <style:style style:name="MP3" style:family="paragraph" style:parent-style-name="Table_20_Contents">
      <style:paragraph-properties fo:text-align="center" style:justify-single-word="false"/>
      <style:text-properties fo:font-size="18pt" officeooo:rsid="00055811" officeooo:paragraph-rsid="005e75ea"/>
    </style:style>
    <style:style style:name="MP4" style:family="paragraph" style:parent-style-name="Table_20_Contents">
      <style:text-properties fo:font-size="10pt" officeooo:rsid="00055811" officeooo:paragraph-rsid="005e75ea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5e75ea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MP7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MP8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MP9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MP10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size="16pt"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16pt" officeooo:rsid="0054b374"/>
    </style:style>
    <style:style style:name="MT8" style:family="text">
      <style:text-properties fo:font-size="16pt" officeooo:rsid="004dfda5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584b94"/>
    </style:style>
    <style:style style:name="MT12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draw:frame draw:style-name="Mfr1" draw:name="Image3 Copie 1" text:anchor-type="as-char" svg:width="1cm" svg:height="1cm" draw:z-index="3"><draw:image xlink:href="Pictures/100000010000027200000272C9F5E2BE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2.B1" office:value-type="string">
              <text:p text:style-name="MP3"><text:span text:style-name="MT3">Devoir de contrôle </text:span><text:span text:style-name="MT4">n°</text:span><text:span text:style-name="MT5">3</text:span><text:span text:style-name="MT6"> </text:span><text:span text:style-name="MT7">Prat</text:span><text:span text:style-name="MT8">ique</text:span></text:p>
            </table:table-cell>
            <table:table-cell table:style-name="Tableau2.C1" office:value-type="string">
              <text:p text:style-name="MP4"><text:span text:style-name="MT6">Matière : </text:span><text:span text:style-name="MT9">Informatique</text:span></text:p>
              <text:p text:style-name="MP4"><text:span text:style-name="MT6">Classe :</text:span> <text:span text:style-name="MT10">2TI - </text:span><text:span text:style-name="MT6">Durée :</text:span> 1h</text:p>
              <text:p text:style-name="MP4"><text:span text:style-name="MT6">Enseignant :</text:span> Mohamed Anis MANI</text:p>
              <text:p text:style-name="MP4"><text:span text:style-name="MT6">Année Scolaire :</text:span> 202<text:span text:style-name="MT11">3</text:span>-202<text:span text:style-name="MT11">4</text:span></text:p>
            </table:table-cell>
          </table:table-row>
        </table:table>
        <text:p text:style-name="MP5"><text:span text:style-name="MT12">Nom &amp; Prénom : </text:span><text:tab/>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6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7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8"><text:span text:style-name="MT3">Devoir de contrôle </text:span><text:span text:style-name="MT4">n°</text:span><text:span text:style-name="MT5">3</text:span><text:span text:style-name="MT6"> </text:span><text:span text:style-name="MT7">Prat</text:span><text:span text:style-name="MT8">ique</text:span></text:p>
            </table:table-cell>
            <table:table-cell table:style-name="Tableau6.C1" office:value-type="string">
              <text:p text:style-name="MP9"><text:span text:style-name="MT6">Matière : </text:span><text:span text:style-name="MT9">Informatique</text:span></text:p>
              <text:p text:style-name="MP9"><text:span text:style-name="MT6">Classe :</text:span> <text:span text:style-name="MT10">2TI - </text:span><text:span text:style-name="MT6">Durée :</text:span> 1h</text:p>
              <text:p text:style-name="MP9"><text:span text:style-name="MT6">Enseignant :</text:span> Mohamed Anis MANI</text:p>
              <text:p text:style-name="MP9"><text:span text:style-name="MT6">Année Scolaire :</text:span> 202<text:span text:style-name="MT11">3</text:span>-202<text:span text:style-name="MT11">4</text:span></text:p>
            </table:table-cell>
          </table:table-row>
        </table:table>
        <text:p text:style-name="MP10"><text:span text:style-name="MT12">Nom &amp; Prénom : </text:span><text:tab/></text:p>
      </style:header-first>
      <style:footer>
        <text:p text:style-name="MP11">Page <text:page-number text:select-page="current">3</text:page-number><text:s/>sur <text:page-count>4</text:page-count></text:p>
      </style:footer>
      <style:footer-left>
        <text:p text:style-name="MP11">Page <text:page-number text:select-page="current">2</text:page-number><text:s/>sur <text:page-count>4</text:page-count></text:p>
      </style:footer-left>
      <style:footer-first>
        <text:p text:style-name="MP12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0T05:59:11.724757928</meta:creation-date>
    <dc:date>2024-04-19T17:03:47.405000000</dc:date>
    <meta:editing-duration>PT10H30M33S</meta:editing-duration>
    <meta:editing-cycles>40</meta:editing-cycles>
    <meta:generator>LibreOffice/24.2.2.2$Windows_X86_64 LibreOffice_project/d56cc158d8a96260b836f100ef4b4ef25d6f1a01</meta:generator>
    <meta:document-statistic meta:table-count="6" meta:image-count="2" meta:object-count="0" meta:page-count="4" meta:paragraph-count="186" meta:word-count="951" meta:character-count="4895" meta:non-whitespace-character-count="3918"/>
  </office:meta>
</office:document-meta>
</file>